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663366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12" style:family="table-cell" style:parent-style-name="Currency" style:data-style-name="N36"/>
    <style:style style:name="ce13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athJax_Math" style:font-name-asian="MathJax_Math" style:font-name-complex="MathJax_Math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athJax_Math" style:font-name-asian="MathJax_Math" style:font-name-complex="MathJax_Math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MathJax_Main" style:font-name-asian="MathJax_Main" style:font-name-complex="MathJax_Mai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66336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9.182291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11.191875cm"/>
    </style:style>
    <style:style style:name="co7" style:family="table-column">
      <style:table-column-properties fo:break-before="auto" style:column-width="8.016875cm"/>
    </style:style>
    <style:style style:name="co8" style:family="table-column">
      <style:table-column-properties fo:break-before="auto" style:column-width="12.4089583333333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11.43cm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/>
          <table:table-cell office:value-type="string" table:style-name="ce2">
            <text:p>Item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20 Aluminum extrusion, 5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020 Aluminum extrusion, 4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020 Aluminum extrusion, 330mm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10 Smooth Rod, 5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10 Smooth Rod, 37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10 Smooth Rod, 32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8mm lead screw, 3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T2 timing belt, w=6mm</text:p>
          </table:table-cell>
          <table:table-cell office:value-type="string" table:style-name="ce1">
            <text:p>2 meter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T2 pulley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5 x 10mm machine screw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5 t slot nut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4 x 1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for the psu mounting bracke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4 x 2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belt idlers and tensioner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4 x 25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to mount the extruder to the X carriag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4 hex nut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4 lock n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 for idler bearing assembli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10mm machine scre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 and Y axis motor mount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14mm machine screw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 for X motor, 4 for extruder fan, 2 for lcd mount, 4 for lead screw nut mounts, 2 for ramps cooling fan, for for y tab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25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 for extruder stepper motor, 1 for fan duct to the extruder, 2 for tensioner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30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 for print bed, 2 for hot end clamp / servo 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60mm machine s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se are used for the extrude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hex nut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3 lock n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se locknuts for print bed mount and fan duct 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wash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eed 4 for extruder springs, but have some handy if needed elsewher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2 x 16mm machine scre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hese and M2 nuts for mounting end stops, 1 for servo mount, and 2 for LM2596 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2 hex nut</text:p>
          </table:table-cell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lectronic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Part Number</text:p>
          </table:table-cell>
          <table:table-cell office:value-type="string" table:style-name="ce3">
            <text:p>Reichelt Order Number</text:p>
          </table:table-cell>
          <table:table-cell office:value-type="string" table:style-name="ce3">
            <text:p>Digikey Part Number (Description)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1</text:p>
          </table:table-cell>
          <table:table-cell office:value-type="string" table:style-name="ce4">
            <text:p>Arduino Mega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560 or 1280</text:p>
          </table:table-cell>
          <table:table-cell table:style-name="ce4"/>
          <table:table-cell office:value-type="string" table:style-name="ce5">
            <text:p><text:a xlink:href="http://www.digikey.com/product-detail/en/A000067/1050-1018-ND/2639006">1050-1018-ND(BOARD MCU MEGA2560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2,U3,U4,U5</text:p>
          </table:table-cell>
          <table:table-cell office:value-type="string" table:style-name="ce5">
            <text:p><text:a xlink:href="http://reprap.org/wiki/Pololu_stepper_driver_board">Pololu stepper driver boards</text:a>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 fifth one can be used for a 2nd extruder or extra axis</text:p>
          </table:table-cell>
          <table:table-cell table:style-name="ce4"/>
          <table:table-cell office:value-type="string" table:style-name="ce4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2</text:p>
          </table:table-cell>
          <table:table-cell office:value-type="string" table:style-name="ce4">
            <text:p>100nF capacitor (0805)(&gt; highest planned voltage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C0805KRX7R8BB104/311-1141-1-ND/303051">311-1141-1-ND(CAP CER 0.1UF 25V 10% X7R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1,C5,C8</text:p>
          </table:table-cell>
          <table:table-cell office:value-type="string" table:style-name="ce4">
            <text:p>10uF capacitor (153CLV-0405)(&gt;5V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XV106M025A9BAA/399-6724-1-ND/3082855">399-6724-1-ND(CAP ALUM 10UF 25V 20% SM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3,C4,C6,C7,C9,C10</text:p>
          </table:table-cell>
          <table:table-cell office:value-type="string" table:style-name="ce4">
            <text:p>100uF capacitor (153CLV-0605)(&gt; highest planned voltage)</text:p>
          </table:table-cell>
          <table:table-cell office:value-type="float" office:value="6" table:style-name="ce4">
            <text:p>6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XV107M016A9GAA/399-6726-1-ND/3082857">399-6726-1-ND(CAP ALUM 100UF 16V 20% SM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,R7,R11,R21,R22</text:p>
          </table:table-cell>
          <table:table-cell office:value-type="string" table:style-name="ce4">
            <text:p>4.7K resistor (0805)(1%)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string" table:style-name="ce5">
            <text:p><text:a xlink:href="http://www.digikey.com/scripts/dksearch/dksus.dll?vendor=0&amp;keywords=RHM4.70KAECT-ND+">RHM4.70KAECT-ND(RES 4.7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,R3,R4,R5,R6,R8,R9,R10</text:p>
          </table:table-cell>
          <table:table-cell office:value-type="string" table:style-name="ce4">
            <text:p>100K resistor (0805)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SR10EZPF1003/RHM100KAECT-ND/1983806">RHM100KAECT-ND(RES 1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2</text:p>
          </table:table-cell>
          <table:table-cell office:value-type="string" table:style-name="ce4">
            <text:p>1K resistor (0805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SR10EZPF1001/RHM1.00KAECT-ND/1983804">RHM1.00KAECT-ND(RES 1.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3,R24,R25</text:p>
          </table:table-cell>
          <table:table-cell office:value-type="string" table:style-name="ce4">
            <text:p>1.8K resistor (0805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RC0805FR-071K8L/311-1.80KCRCT-ND/730467">311-1.80KCRCT-ND(RES 1.8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6,R17,R18,R19,R20</text:p>
          </table:table-cell>
          <table:table-cell office:value-type="string" table:style-name="ce4">
            <text:p>10K resistor (0805)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RJ-6ENF1002V/P10.0KCCT-ND/119248">P10.0KCCT-ND(RES 10.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3,R14,R15</text:p>
          </table:table-cell>
          <table:table-cell office:value-type="string" table:style-name="ce4">
            <text:p>10 ohm resistor (0805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RCW080510R0FKEAHP/541-10.0TCT-ND/2222835">541-10.0TCT-ND(RES 10.0 OHM .33W 1% 0805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">
            <text:p>Q1,Q2,Q3</text:p>
          </table:table-cell>
          <table:table-cell office:value-type="string" table:number-columns-spanned="1" table:number-rows-spanned="2" table:style-name="ce10">
            <text:p>N-channel Mosfet</text:p>
          </table:table-cell>
          <table:table-cell office:value-type="float" office:value="3" table:number-columns-spanned="1" table:number-rows-spanned="2" table:style-name="ce10">
            <text:p>3</text:p>
          </table:table-cell>
          <table:table-cell office:value-type="string" table:style-name="ce6">
            <text:p>STP55NF06L (<text:span text:style-name="T2">R</text:span><text:span text:style-name="T3">DS</text:span><text:span text:style-name="T4">=18</text:span><text:span text:style-name="T2">m</text:span><text:span text:style-name="T4">Ω</text:span> On)</text:p>
          </table:table-cell>
          <table:table-cell office:value-type="string" table:number-columns-spanned="1" table:number-rows-spanned="2" table:style-name="ce10">
            <text:p>ZXM 64N035 L3</text:p>
          </table:table-cell>
          <table:table-cell office:value-type="string" table:number-columns-spanned="1" table:number-rows-spanned="2" table:style-name="ce11">
            <text:p><text:a xlink:href="http://search.digikey.com/scripts/DkSearch/dksus.dll?lang=en&amp;site=CA&amp;KeyWords=497-6742-5-ND">497-6742-5-ND (MOSFET N-CH 60V 55A TO-220)</text:a>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table-cell office:value-type="string" table:style-name="ce7">
            <text:p>Upgrade particularly for the bed: IRLB8743PBF (<text:span text:style-name="T2">R</text:span><text:span text:style-name="T3">DS</text:span><text:span text:style-name="T4">=3.2</text:span><text:span text:style-name="T2">m</text:span><text:span text:style-name="T4">Ω</text:span> On) or for even more current IRLB3034PBF (<text:span text:style-name="T2">R</text:span><text:span text:style-name="T3">DS</text:span><text:span text:style-name="T4">=1.5</text:span><text:span text:style-name="T2">m</text:span><text:span text:style-name="T4">Ω</text:span> On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D1,D2</text:p>
          </table:table-cell>
          <table:table-cell office:value-type="string" table:style-name="ce4">
            <text:p>Diod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N4004</text:p>
          </table:table-cell>
          <table:table-cell office:value-type="string" table:style-name="ce4">
            <text:p>1N 4004</text:p>
          </table:table-cell>
          <table:table-cell office:value-type="string" table:style-name="ce5">
            <text:p><text:a xlink:href="http://search.digikey.com/scripts/DkSearch/dksus.dll?lang=en&amp;site=CA&amp;KeyWords=1N4004FSCT-ND">1N4004FSCT-ND (DIODE GEN PURPOSE 400V 1A DO41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1</text:p>
          </table:table-cell>
          <table:table-cell office:value-type="string" table:style-name="ce4">
            <text:p>PTC resettable fuse (30V, Hold5A, Trip10A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F-R500</text:p>
          </table:table-cell>
          <table:table-cell office:value-type="string" table:style-name="ce4">
            <text:p>PFRA 500</text:p>
          </table:table-cell>
          <table:table-cell office:value-type="string" table:style-name="ce5">
            <text:p><text:a xlink:href="http://search.digikey.com/scripts/DkSearch/dksus.dll?lang=en&amp;site=CA&amp;KeyWords=MF-R500-ND">MF-R500-ND (FUSE PTC RESETTABLE 5A HOL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2</text:p>
          </table:table-cell>
          <table:table-cell office:value-type="string" table:style-name="ce4">
            <text:p>PTC resettable fuse (Hold11A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F-R1100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RGEF1100-ND">RGEF1100-ND (POLYSWITCH RGE SERIES 11.0A HOLD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">
            <text:p>J2</text:p>
          </table:table-cell>
          <table:table-cell office:value-type="string" table:number-columns-spanned="1" table:number-rows-spanned="2" table:style-name="ce10">
            <text:p>D8-D10 Outputs // 6 position screw terminal (min 11A per contact) OR Jack/Plug connector pair</text:p>
          </table:table-cell>
          <table:table-cell office:value-type="float" office:value="1" table:number-columns-spanned="1" table:number-rows-spanned="2" table:style-name="ce10">
            <text:p>1</text:p>
          </table:table-cell>
          <table:table-cell office:value-type="string" table:number-columns-spanned="1" table:number-rows-spanned="2" table:style-name="ce10">
            <text:p>282837-6</text:p>
          </table:table-cell>
          <table:table-cell office:value-type="string" table:number-columns-spanned="1" table:number-rows-spanned="2" table:style-name="ce10">
            <text:p>AKL 101-06</text:p>
          </table:table-cell>
          <table:table-cell office:value-type="string" table:style-name="ce8">
            <text:p><text:a xlink:href="http://search.digikey.com/scripts/DkSearch/dksus.dll?lang=en&amp;site=CA&amp;KeyWords=WM7857-ND">WM7857-ND (CONN TERMINAL BLOCK 6POS 5.08MM) </text:a></text:p>
          </table:table-cell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Alternative: 1x <text:span text:style-name="T5">609-4284-ND</text:span> &amp; 1x <text:span text:style-name="T5">609-4218-ND</text:span>. <text:span text:style-name="T5">May prevent overtemp events</text:span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ED1</text:p>
          </table:table-cell>
          <table:table-cell office:value-type="string" table:style-name="ce4">
            <text:p>Green LED (0805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MD17-21VGD%2FTR8/L62505CT-ND/254936">L62505CT-ND(LED GREEN DIFF 0805 SM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ED2,LED3,LED4</text:p>
          </table:table-cell>
          <table:table-cell office:value-type="string" table:style-name="ce4">
            <text:p>Red LED (0805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MD17-21VRD%2FTR8/L62501CT-ND/254934">L62501CT-ND(LED HI EFF RED DIFF 0805)</text:a>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S1</text:p>
          </table:table-cell>
          <table:table-cell office:value-type="string" table:style-name="ce4">
            <text:p>Push button switch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3F-3100</text:p>
          </table:table-cell>
          <table:table-cell office:value-type="string" table:style-name="ce4">
            <text:p>TASTER 3305B (should fit footprint also, but button will overhang board edge)</text:p>
          </table:table-cell>
          <table:table-cell office:value-type="string" table:style-name="ce5">
            <text:p><text:a xlink:href="http://search.digikey.com/scripts/DkSearch/dksus.dll?lang=en&amp;site=CA&amp;KeyWords=450-1648-ND">450-1648-ND (SWITCH TACT RA H=6.35MM)</text:a>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X1</text:p>
          </table:table-cell>
          <table:table-cell office:value-type="string" table:style-name="ce4">
            <text:p>Power jack (Plug and fixed receptacle)(Min 11A per position more is better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STBA 2,5 and MSTBT 2,5 (5.04mm spacing 4 connector)</text:p>
          </table:table-cell>
          <table:table-cell table:style-name="ce4"/>
          <table:table-cell office:value-type="string" table:style-name="ce9">
            <text:p>WM7847-ND<text:span text:style-name="T1"> (CONN HEADER 4POS 5.08MM R/A TIN) &amp; </text:span>WM7953-ND<text:span text:style-name="T1"> (CONN TERM BLOCK 4POS 5.08MM R/A)</text:span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2 x 3 pin header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961206-6404-AR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3M9459-ND">3M9459-ND (CONN HEADER VERT DUAL 6POS GOLD)</text:a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4 pin header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961104-6404-AR</text:p>
          </table:table-cell>
          <table:table-cell office:value-type="string" table:style-name="ce4">
            <text:p>SL 1X36G 2,54 (3 of these)</text:p>
          </table:table-cell>
          <table:table-cell office:value-type="string" table:style-name="ce5">
            <text:p><text:a xlink:href="http://search.digikey.com/scripts/DkSearch/dksus.dll?lang=en&amp;site=CA&amp;KeyWords=3M9449-ND">3M9449-ND (CONN HEADER VERT SGL 4POS GOLD)</text:a></text:p>
          </table:table-cell>
          <table:table-cell table:number-columns-repeated="16378"/>
        </table:table-row>
        <table:table-row table:style-name="ro5">
          <table:table-cell table:style-name="ce4"/>
          <table:table-cell office:value-type="string" table:style-name="ce4">
            <text:p>6 pin header</text:p>
          </table:table-cell>
          <table:table-cell office:value-type="string" table:style-name="ce5">
            <text:p><text:a xlink:href="http://gala-automation.com/index.php/component/content/article/26-reprap-tutorials/42-ramps-14-bom">2 (? - from http://gala-automation.com/index.php/component/content/article/26-reprap-tutorials/42-ramps-14-bom)</text:a></text:p>
          </table:table-cell>
          <table:table-cell office:value-type="string" table:style-name="ce4">
            <text:p>961106-6404-AR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3M9451-ND">3M9451-ND (CONN HEADER VERT SGL 6POS GOLD)</text:a></text:p>
          </table:table-cell>
          <table:table-cell table:number-columns-repeated="16378"/>
        </table:table-row>
        <table:table-row table:style-name="ro3">
          <table:table-cell table:style-name="ce4"/>
          <table:table-cell office:value-type="string" table:style-name="ce4">
            <text:p>2 x 18 Pin Stackable Female Header (non stackables can be used with plated through holes)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ALE: SL 2X25G 2,54 (2 of them, shortened with a saw or pliers)</text:p>
          </table:table-cell>
          <table:table-cell office:value-type="string" table:style-name="ce5">
            <text:p><text:a xlink:href="http://search.digikey.com/scripts/DkSearch/dksus.dll?lang=en&amp;site=CA&amp;KeyWords=S7121-ND">S7121-ND (CONN HEADER FMAL 36PS.1" DL GOLD) - Not Stackable</text:a></text:p>
          </table:table-cell>
          <table:table-cell table:number-columns-repeated="16378"/>
        </table:table-row>
        <table:table-row table:style-name="ro3">
          <table:table-cell table:style-name="ce4"/>
          <table:table-cell office:value-type="string" table:style-name="ce4">
            <text:p>8 Pin Stackable Female Header (non stackables can be used with plated through holes)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string" table:style-name="ce5">
            <text:p><text:a xlink:href="http://search.digikey.com/scripts/DkSearch/dksus.dll?lang=en&amp;site=CA&amp;KeyWords=S7041-ND">S7041-ND (CONN HEADER FEMALE 8POS .1" GOLD) - Not Stackable</text:a></text:p>
          </table:table-cell>
          <table:table-cell table:number-columns-repeated="16378"/>
        </table:table-row>
        <table:table-row table:style-name="ro3">
          <table:table-cell table:style-name="ce4"/>
          <table:table-cell office:value-type="string" table:style-name="ce4">
            <text:p>6 Pin Stackable Female Header (non stackables can be used with plated through holes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search.digikey.com/scripts/DkSearch/dksus.dll?lang=en&amp;site=CA&amp;KeyWords=S7039-ND">S7039-ND (CONN HEADER FEMALE 6POS .1" GOLD) - Not Stackable</text:a>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4">
            <text:p>24 Pin Female Header * Note *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quired to carry enough current for motors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S7057-ND">S7057-ND (CONN HEADER FMALE 24POS .1" GOLD) - Rated @ 3A / Pin</text:a>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4">
            <text:p>8 Pin Female Header * Note *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equired to carry enough current for motors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S7041-ND">S7041-ND (CONN HEADER FEMALE 8POS .1" GOLD) - Rated @ 3A / Pin</text:a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0.1" Jumpers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4"/>
          <table:table-cell office:value-type="string" table:style-name="ce5">
            <text:p><text:a xlink:href="http://search.digikey.com/scripts/DkSearch/dksus.dll?lang=en&amp;site=CA&amp;KeyWords=A26242-ND">A26242-ND (SHUNT LP W/HANDLE 2 POS 30AU)</text:a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Circuit Board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1.4</text:p>
          </table:table-cell>
          <table:table-cell table:style-name="ce4"/>
          <table:table-cell office:value-type="string" table:style-name="ce4">
            <text:p>N/A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Receipts" table:style-name="ta2">
        <table:table-column table:style-name="co11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Printed Parts</text:p>
          </table:table-cell>
          <table:table-cell office:value-type="currency" office:value="37.47" table:style-name="ce12">
            <text:p><text:s/>$37.47<text:s/></text:p>
          </table:table-cell>
          <table:table-cell office:value-type="string" table:style-name="ce1">
            <text:p>/u/shinythin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ler</text:p>
          </table:table-cell>
          <table:table-cell office:value-type="currency" office:value="34.99" table:style-name="ce12">
            <text:p><text:s/>$34.99<text:s/></text:p>
          </table:table-cell>
          <table:table-cell office:value-type="string" table:style-name="ce1">
            <text:p>Sainsmart 100047593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currency" office:value="72.460000000000008" table:formula="msoxl:=SUM(B1:B8)" table:style-name="ce13">
            <text:p><text:s/>$72.46<text:s/>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Finishing" table:style-name="ta3">
        <table:table-column table:style-name="co12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XTC-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n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p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m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-Table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yan Peach</dc:creator>
    <meta:creation-date>2006-09-16T00:00:00Z</meta:creation-date>
    <dc:date>2015-12-10T19:56:36Z</dc:date>
  </office:meta>
</office:document-meta>
</file>